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e6263" officeooo:paragraph-rsid="001e62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Kraken approach</text:p>
      <text:p text:style-name="P1">1. Implement as pluggable scheduler in the ResourceManager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09:49:35.800947303</meta:creation-date>
    <dc:date>2015-05-12T09:50:19.758930470</dc:date>
    <meta:editing-duration>PT44S</meta:editing-duration>
    <meta:editing-cycles>1</meta:editing-cycles>
    <meta:document-statistic meta:table-count="0" meta:image-count="0" meta:object-count="0" meta:page-count="1" meta:paragraph-count="2" meta:word-count="10" meta:character-count="74" meta:non-whitespace-character-count="66"/>
    <meta:generator>LibreOffice/4.4.3.2$Linux_X86_64 LibreOffice_project/40$Build-2</meta:generator>
  </office:meta>
</office:document-meta>
</file>